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Tableau1" style:family="table">
      <style:table-properties style:width="5.106cm" fo:margin-left="6.255cm" table:align="left"/>
    </style:style>
    <style:style style:name="Tableau1.A" style:family="table-column">
      <style:table-column-properties style:column-width="5.106cm"/>
    </style:style>
    <style:style style:name="Tableau1.A1" style:family="table-cell">
      <style:table-cell-properties fo:padding="0.097cm" fo:border="0.5pt solid #000000"/>
    </style:style>
    <style:style style:name="Tableau3" style:family="table">
      <style:table-properties style:width="18.15cm" table:align="right" style:may-break-between-rows="true" table:border-model="collapsing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8.652cm"/>
    </style:style>
    <style:style style:name="Tableau3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3.A21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3.A22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au3.B22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au2" style:family="table">
      <style:table-properties style:width="18.309cm" table:align="margins"/>
    </style:style>
    <style:style style:name="Tableau2.A" style:family="table-column">
      <style:table-column-properties style:column-width="9.155cm" style:rel-column-width="32767*"/>
    </style:style>
    <style:style style:name="Tableau2.B" style:family="table-column">
      <style:table-column-properties style:column-width="9.15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309cm" table:align="margins"/>
    </style:style>
    <style:style style:name="Tableau5.A" style:family="table-column">
      <style:table-column-properties style:column-width="9.155cm" style:rel-column-width="32767*"/>
    </style:style>
    <style:style style:name="Tableau5.B" style:family="table-column">
      <style:table-column-properties style:column-width="9.155cm" style:rel-column-width="32768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309cm" table:align="margins"/>
    </style:style>
    <style:style style:name="Tableau4.A" style:family="table-column">
      <style:table-column-properties style:column-width="9.155cm" style:rel-column-width="32767*"/>
    </style:style>
    <style:style style:name="Tableau4.B" style:family="table-column">
      <style:table-column-properties style:column-width="9.155cm" style:rel-column-width="3276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9ebb" officeooo:paragraph-rsid="00159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9ebb" officeooo:paragraph-rsid="00159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59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159ebb"/>
    </style:style>
    <style:style style:name="P7" style:family="paragraph" style:parent-style-name="Table_20_Contents">
      <style:text-properties officeooo:paragraph-rsid="00159ebb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159ebb" officeooo:paragraph-rsid="00159ebb" style:font-size-asian="16pt" style:font-weight-asian="bold" style:font-size-complex="16pt" style:font-weight-complex="bold"/>
    </style:style>
    <style:style style:name="P9" style:family="paragraph" style:parent-style-name="Table_20_Contents">
      <style:text-properties officeooo:rsid="00159ebb" officeooo:paragraph-rsid="00159ebb"/>
    </style:style>
    <style:style style:name="P10" style:family="paragraph" style:parent-style-name="Table_20_Contents">
      <style:text-properties fo:font-weight="bold" officeooo:rsid="00159ebb" officeooo:paragraph-rsid="00159ebb" style:font-weight-asian="bold" style:font-weight-complex="bold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59ebb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59ebb"/>
    </style:style>
    <style:style style:name="T2" style:family="text">
      <style:text-properties fo:background-color="#ffffff" loext:char-shading-value="0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officeooo:rsid="00173d5a"/>
    </style:style>
    <style:style style:name="T5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2"/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Tableau %c.</text:p>
          </table:table-cell>
        </table:table-row>
      </table:table>
      <text:p text:style-name="P2"/>
      <text:p text:style-name="P2">Char a = ‘A’ ;</text:p>
      <text:p text:style-name="P6"/>
      <table:table table:name="Tableau3" table:style-name="Tableau3" table:template-name="Elegant">
        <table:table-column table:style-name="Tableau3.A"/>
        <table:table-column table:style-name="Tableau3.B"/>
        <table:table-row>
          <table:table-cell table:style-name="Tableau3.A1" office:value-type="string">
            <text:p text:style-name="P1">ENTREE</text:p>
          </table:table-cell>
          <table:table-cell table:style-name="Tableau3.A1" office:value-type="string">
            <text:p text:style-name="P2">SORTIE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c <text:s text:c="3"/>: <text:s text:c="2"/>printf("\"%c\"\n", a);</text:span></text:span></text:p>
            <text:p text:style-name="P5"/>
          </table:table-cell>
          <table:table-cell table:style-name="Tableau3.A2" office:value-type="string">
            <text:p text:style-name="P12">"A"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0c <text:s text:c="2"/>: <text:s text:c="2"/>printf("\"%0c\"\n", a);</text:span></text:span></text:p>
            <text:p text:style-name="P5"/>
          </table:table-cell>
          <table:table-cell table:style-name="Tableau3.A2" office:value-type="string">
            <text:p text:style-name="P12">"A"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#c <text:s text:c="2"/>: <text:s text:c="2"/>printf("\"%#c\"\n", a);</text:span></text:span></text:p>
            <text:p text:style-name="P5"/>
          </table:table-cell>
          <table:table-cell table:style-name="Tableau3.A2" office:value-type="string">
            <text:p text:style-name="P12">"A"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#0c <text:s/>: <text:s text:c="2"/>printf("\"%#0c\"\n", a);</text:span></text:span></text:p>
            <text:p text:style-name="P5"/>
          </table:table-cell>
          <table:table-cell table:style-name="Tableau3.A2" office:value-type="string">
            <text:p text:style-name="P12">"A"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-c <text:s text:c="2"/>: <text:s text:c="2"/>printf("\"%-c\"\n", a);</text:span></text:span></text:p>
            <text:p text:style-name="P5"/>
          </table:table-cell>
          <table:table-cell table:style-name="Tableau3.A2" office:value-type="string">
            <text:p text:style-name="P12">"A"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+c <text:s text:c="2"/>: <text:s text:c="2"/>printf("\"%+c\"\n", a);</text:span></text:span></text:p>
            <text:p text:style-name="P5"/>
          </table:table-cell>
          <table:table-cell table:style-name="Tableau3.A2" office:value-type="string">
            <text:p text:style-name="P12">"A"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 c <text:s text:c="2"/>: <text:s text:c="2"/>printf("\"% c\"\n", a);</text:span></text:span></text:p>
            <text:p text:style-name="P5"/>
          </table:table-cell>
          <table:table-cell table:style-name="Tableau3.A2" office:value-type="string">
            <text:p text:style-name="P12">"A"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.c <text:s text:c="2"/>: <text:s text:c="2"/>printf("\"%.c\"\n", a);</text:span></text:span></text:p>
            <text:p text:style-name="P5"/>
          </table:table-cell>
          <table:table-cell table:style-name="Tableau3.A2" office:value-type="string">
            <text:p text:style-name="P12">"A"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.2c <text:s/>: <text:s text:c="2"/>printf("\"%.2c\"\n", a);</text:span></text:span></text:p>
            <text:p text:style-name="P5"/>
          </table:table-cell>
          <table:table-cell table:style-name="Tableau3.A2" office:value-type="string">
            <text:p text:style-name="P12">"A"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.0c <text:s/>: <text:s text:c="2"/>printf("\"%.0c\"\n", a);</text:span></text:span></text:p>
            <text:p text:style-name="P5"/>
          </table:table-cell>
          <table:table-cell table:style-name="Tableau3.A2" office:value-type="string">
            <text:p text:style-name="P12">"A"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+#c <text:s text:c="2"/>: <text:s text:c="2"/>printf("\"%+#c\"\n", a);</text:span></text:span></text:p>
            <text:p text:style-name="P5"/>
          </table:table-cell>
          <table:table-cell table:style-name="Tableau3.A2" office:value-type="string">
            <text:p text:style-name="P12">"A"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# +c <text:s/>: <text:s text:c="2"/>printf("\"%# +c\"\n", a);</text:span></text:span></text:p>
            <text:p text:style-name="P5"/>
          </table:table-cell>
          <table:table-cell table:style-name="Tableau3.A2" office:value-type="string">
            <text:p text:style-name="P12">"A"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+0c <text:s text:c="2"/>: <text:s text:c="2"/>printf("\"%+0c\"\n", a);</text:span></text:span></text:p>
            <text:p text:style-name="P5"/>
          </table:table-cell>
          <table:table-cell table:style-name="Tableau3.A2" office:value-type="string">
            <text:p text:style-name="P12">"A"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-5c <text:s/>: <text:s text:c="2"/>printf("\"%-5c\"\n", a);</text:span></text:span></text:p>
            <text:p text:style-name="P5"/>
          </table:table-cell>
          <table:table-cell table:style-name="Tableau3.A2" office:value-type="string">
            <text:p text:style-name="P5"><text:span text:style-name="T2">"A    "</text:span>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0-5c <text:s/>: <text:s text:c="2"/>printf("\"%0-5c\"\n", a);</text:span></text:span></text:p>
            <text:p text:style-name="P3"><text:span text:style-name="Source_20_Text"/></text:p>
          </table:table-cell>
          <table:table-cell table:style-name="Tableau3.A2" office:value-type="string">
            <text:p text:style-name="P5"><text:span text:style-name="T2">"A    "</text:span>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-5.3c : <text:s text:c="2"/>printf("\"%-5.3c\"\n", a);</text:span></text:span></text:p>
            <text:p text:style-name="P5"/>
          </table:table-cell>
          <table:table-cell table:style-name="Tableau3.A2" office:value-type="string">
            <text:p text:style-name="P5"><text:span text:style-name="T2">"A    "</text:span>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05c <text:s/>: <text:s text:c="2"/>printf("\"%05c\"\n", a);</text:span></text:span></text:p>
            <text:p text:style-name="P5"/>
          </table:table-cell>
          <table:table-cell table:style-name="Tableau3.A2" office:value-type="string">
            <text:p text:style-name="P5"><text:span text:style-name="T2">"    A"</text:span>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5c <text:s text:c="2"/>: <text:s text:c="2"/>printf("\"%5c\"\n", a);</text:span></text:span></text:p>
            <text:p text:style-name="P5"/>
          </table:table-cell>
          <table:table-cell table:style-name="Tableau3.A2" office:value-type="string">
            <text:p text:style-name="P5"><text:span text:style-name="T2">"    A"</text:span><text:line-break/></text:p>
          </table:table-cell>
        </table:table-row>
        <table:table-row>
          <table:table-cell table:style-name="Tableau3.A2" office:value-type="string">
            <text:p text:style-name="P3"><text:span text:style-name="Source_20_Text"><text:span text:style-name="T3">%05.3c : <text:s text:c="2"/>printf("\"%05.3c\"\n", a);</text:span></text:span></text:p>
          </table:table-cell>
          <table:table-cell table:style-name="Tableau3.A2" office:value-type="string">
            <text:p text:style-name="P5"><text:span text:style-name="T2">"    A"</text:span><text:line-break/></text:p>
          </table:table-cell>
        </table:table-row>
        <table:table-row>
          <table:table-cell table:style-name="Tableau3.A21" office:value-type="string">
            <text:p text:style-name="P3"><text:span text:style-name="Source_20_Text"><text:span text:style-name="T3">%#5c <text:s text:c="2"/>: <text:s text:c="2"/>printf("\"%#5c\"\n", a);</text:span></text:span></text:p>
          </table:table-cell>
          <table:table-cell table:style-name="Tableau3.A2" office:value-type="string">
            <text:p text:style-name="P5"><text:span text:style-name="T2">"    A"</text:span><text:line-break/></text:p>
          </table:table-cell>
        </table:table-row>
        <table:table-row>
          <table:table-cell table:style-name="Tableau3.A22" office:value-type="string">
            <text:p text:style-name="P4"><text:span text:style-name="Source_20_Text"><text:span text:style-name="T3">%+5c <text:s text:c="2"/>: <text:s text:c="2"/>printf("\"%+5c\"\n", a);</text:span></text:span></text:p>
          </table:table-cell>
          <table:table-cell table:style-name="Tableau3.B22" office:value-type="string">
            <text:p text:style-name="P5"><text:span text:style-name="T2">"    A"</text:span><text:line-break/></text:p>
          </table:table-cell>
        </table:table-row>
      </table:table>
      <text:p text:style-name="P6"/>
      <text:p text:style-name="P2"><text:soft-page-break/>Char a = 0 ;</text:p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ENTREE</text:p>
          </table:table-cell>
          <table:table-cell table:style-name="Tableau2.B1" office:value-type="string">
            <text:p text:style-name="P10">SORTIE</text:p>
          </table:table-cell>
        </table:table-row>
        <table:table-row>
          <table:table-cell table:style-name="Tableau2.A2" office:value-type="string">
            <text:p text:style-name="P3"><text:span text:style-name="Source_20_Text"><text:span text:style-name="T3">%c <text:s text:c="3"/>: <text:s text:c="2"/>printf("\"%c\"\n", a);</text:span></text:span></text:p>
            <text:p text:style-name="P5"/>
          </table:table-cell>
          <table:table-cell table:style-name="Tableau2.B2" office:value-type="string">
            <text:p text:style-name="Table_20_Contents">""</text:p>
          </table:table-cell>
        </table:table-row>
      </table:table>
      <text:p text:style-name="P6"/>
      <text:p text:style-name="P2">Char a = 127 ;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">ENTREE</text:p>
          </table:table-cell>
          <table:table-cell table:style-name="Tableau5.B1" office:value-type="string">
            <text:p text:style-name="P10">SORTIE</text:p>
          </table:table-cell>
        </table:table-row>
        <table:table-row>
          <table:table-cell table:style-name="Tableau5.A2" office:value-type="string">
            <text:p text:style-name="P3"><text:span text:style-name="Source_20_Text"><text:span text:style-name="T3">%c <text:s text:c="3"/>: <text:s text:c="2"/>printf("\"%c\"\n", a);</text:span></text:span></text:p>
            <text:p text:style-name="P5"/>
          </table:table-cell>
          <table:table-cell table:style-name="Tableau5.B2" office:value-type="string">
            <text:p text:style-name="Table_20_Contents">""</text:p>
          </table:table-cell>
        </table:table-row>
      </table:table>
      <text:p text:style-name="P6"/>
      <text:p text:style-name="P6"/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9">0</text:p>
          </table:table-cell>
          <table:table-cell table:style-name="Tableau4.B1" office:value-type="string">
            <text:p text:style-name="P7"><text:span text:style-name="T1">NON pris en compte pourle spécificate</text:span><text:span text:style-name="T4">u</text:span><text:span text:style-name="T1">r : %c</text:span>Non pris en compte pour <text:span text:style-name="Source_20_Text">%c</text:span>. Cela est conforme au comportement attendu, car le remplissage avec des zéros n'est généralement pas appliqué aux caractères.</text:p>
          </table:table-cell>
        </table:table-row>
        <table:table-row>
          <table:table-cell table:style-name="Tableau4.A2" office:value-type="string">
            <text:p text:style-name="P9">#</text:p>
          </table:table-cell>
          <table:table-cell table:style-name="Tableau4.B2" office:value-type="string">
            <text:p text:style-name="P9">Non pris en compte pour <text:span text:style-name="Source_20_Text">%c</text:span>. Ce comportement est attendu car le drapeau <text:span text:style-name="Source_20_Text">#</text:span> est habituellement utilisé pour les formats numériques (comme <text:span text:style-name="Source_20_Text">%x</text:span>, <text:span text:style-name="Source_20_Text">%o</text:span>).</text:p>
          </table:table-cell>
        </table:table-row>
        <table:table-row>
          <table:table-cell table:style-name="Tableau4.A2" office:value-type="string">
            <text:p text:style-name="Table_20_Contents">-</text:p>
          </table:table-cell>
          <table:table-cell table:style-name="Tableau4.B2" office:value-type="string">
            <text:p text:style-name="P9">Complète sur la droite les espaces au lieu de la gauche avec le spécificateur %c</text:p>
          </table:table-cell>
        </table:table-row>
        <table:table-row>
          <table:table-cell table:style-name="Tableau4.A2" office:value-type="string">
            <text:p text:style-name="P9">+</text:p>
          </table:table-cell>
          <table:table-cell table:style-name="Tableau4.B2" office:value-type="string">
            <text:p text:style-name="P9">Non pris en compte pour <text:span text:style-name="Source_20_Text">%c</text:span>. Le drapeau <text:span text:style-name="Source_20_Text">+</text:span>, qui force l'affichage du signe pour les nombres signés, n'a pas de sens pour un caractère.</text:p>
          </table:table-cell>
        </table:table-row>
        <table:table-row>
          <table:table-cell table:style-name="Tableau4.A2" office:value-type="string">
            <text:p text:style-name="P9">Espace</text:p>
          </table:table-cell>
          <table:table-cell table:style-name="Tableau4.B2" office:value-type="string">
            <text:p text:style-name="P9">Non pris en compte. Ce comportement est attendu car l'espace supplémentaire devant un caractère n'est pas standard pour <text:span text:style-name="Source_20_Text">%c</text:span>.</text:p>
          </table:table-cell>
        </table:table-row>
        <table:table-row>
          <table:table-cell table:style-name="Tableau4.A2" office:value-type="string">
            <text:p text:style-name="P9">Point</text:p>
          </table:table-cell>
          <table:table-cell table:style-name="Tableau4.B2" office:value-type="string">
            <text:p text:style-name="P9">Non prise en compte pour <text:span text:style-name="Source_20_Text">%c</text:span>. La précision spécifie le nombre de chiffres à afficher pour les formats numériques et n'affecte pas <text:span text:style-name="Source_20_Text">%c</text:span>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155cm" style:type="center"/>
          <style:tab-stop style:position="18.3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155cm" style:type="center"/>
          <style:tab-stop style:position="18.3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155cm" style:type="center"/>
          <style:tab-stop style:position="18.30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1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07:12:29.984061379</meta:creation-date>
    <dc:date>2023-12-27T15:44:08.277389337</dc:date>
    <meta:editing-duration>PT1H2M17S</meta:editing-duration>
    <meta:editing-cycles>2</meta:editing-cycles>
    <meta:generator>LibreOffice/7.4.7.2$Linux_X86_64 LibreOffice_project/40$Build-2</meta:generator>
    <meta:document-statistic meta:table-count="5" meta:image-count="0" meta:object-count="0" meta:page-count="2" meta:paragraph-count="68" meta:word-count="293" meta:character-count="1798" meta:non-whitespace-character-count="1457"/>
  </office:meta>
</office:document-meta>
</file>